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436cm"/>
    </style:style>
    <style:style style:name="gr5" style:family="graphic" style:parent-style-name="standard">
      <style:graphic-properties draw:stroke="none" draw:fill="none" fo:min-height="2.138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5" draw:id="id25" draw:layer="layout" svg:width="36.3cm" svg:height="4.2cm" svg:x="23.9cm" svg:y="34.2cm">
          <text:p/>
        </draw:rect>
        <draw:rect draw:style-name="gr2" draw:text-style-name="P1" xml:id="id10" draw:id="id10" draw:layer="layout" svg:width="34.6cm" svg:height="5.1cm" svg:x="42.2cm" svg:y="13.9cm">
          <text:p/>
        </draw:rect>
        <draw:rect draw:style-name="gr1" draw:text-style-name="P1" draw:layer="layout" svg:width="32cm" svg:height="1.8cm" svg:x="44cm" svg:y="14.9cm">
          <text:p/>
        </draw:rect>
        <draw:rect draw:style-name="gr1" draw:text-style-name="P1" xml:id="id8" draw:id="id8" draw:layer="layout" svg:width="11.7cm" svg:height="2cm" svg:x="32.7cm" svg:y="21.8cm">
          <text:p/>
        </draw:rect>
        <draw:rect draw:style-name="gr2" draw:text-style-name="P1" xml:id="id6" draw:id="id6" draw:layer="layout" svg:width="21.1cm" svg:height="5.2cm" svg:x="15.3cm" svg:y="13.8cm">
          <text:p/>
        </draw:rect>
        <draw:rect draw:style-name="gr1" draw:text-style-name="P1" draw:layer="layout" svg:width="17.9cm" svg:height="1.7cm" svg:x="17.3cm" svg:y="14.8cm">
          <text:p/>
        </draw:rect>
        <draw:frame draw:style-name="gr3" draw:layer="layout" svg:width="5.853cm" svg:height="0.963cm" svg:x="2.8cm" svg:y="2.455cm">
          <draw:text-box>
            <text:p>robustvideomatting</text:p>
          </draw:text-box>
        </draw:frame>
        <draw:frame draw:style-name="gr4" draw:layer="layout" svg:width="5.936cm" svg:height="1.072cm" svg:x="10cm" svg:y="2.4cm">
          <draw:text-box>
            <text:p>Rvm 稳定视频抠图</text:p>
          </draw:text-box>
        </draw:frame>
        <draw:frame draw:style-name="gr5" draw:layer="layout" svg:width="16.258cm" svg:height="2.388cm" svg:x="2.342cm" svg:y="4.712cm">
          <draw:text-box>
            <text:p>commit f8a26e27198a93a94bfd06e96b8d5a34d0660f81</text:p>
            <text:p>Author: Peter Lin &lt;peterlin9863@gmail.com&gt; <text:s text:c="4"/></text:p>
            <text:p>Date: <text:s text:c="2"/>Thu Dec 9 21:47:37 2021 -0800</text:p>
          </draw:text-box>
        </draw:frame>
        <draw:frame draw:style-name="gr6" draw:layer="layout" svg:width="7.394cm" svg:height="0.964cm" svg:x="34.498cm" svg:y="3cm">
          <draw:text-box>
            <text:p>inference_speed_test.py</text:p>
          </draw:text-box>
        </draw:frame>
        <draw:frame draw:style-name="gr6" xml:id="id1" draw:id="id1" draw:layer="layout" svg:width="3.279cm" svg:height="0.964cm" svg:x="36.153cm" svg:y="4.6cm">
          <draw:text-box>
            <text:p>__main__</text:p>
          </draw:text-box>
        </draw:frame>
        <draw:frame draw:style-name="gr6" xml:id="id2" draw:id="id2" draw:layer="layout" svg:width="7.762cm" svg:height="0.964cm" svg:x="33.911cm" svg:y="6.236cm">
          <draw:text-box>
            <text:p>class InferenceSpeedTest</text:p>
          </draw:text-box>
        </draw:frame>
        <draw:frame draw:style-name="gr6" xml:id="id3" draw:id="id3" draw:layer="layout" svg:width="2.716cm" svg:height="0.964cm" svg:x="36.434cm" svg:y="7.9cm">
          <draw:text-box>
            <text:p>__init__</text:p>
          </draw:text-box>
        </draw:frame>
        <draw:rect draw:style-name="gr1" draw:text-style-name="P1" xml:id="id4" draw:id="id4" draw:layer="layout" svg:width="11.8cm" svg:height="1.5cm" svg:x="31.892cm" svg:y="9.4cm">
          <text:p/>
        </draw:rect>
        <draw:frame draw:style-name="gr6" xml:id="id5" draw:id="id5" draw:layer="layout" svg:width="3.669cm" svg:height="0.964cm" svg:x="32.492cm" svg:y="9.7cm">
          <draw:text-box>
            <text:p>parse_args</text:p>
          </draw:text-box>
        </draw:frame>
        <draw:frame draw:style-name="gr6" xml:id="id7" draw:id="id7" draw:layer="layout" svg:width="3.385cm" svg:height="0.964cm" svg:x="37.207cm" svg:y="9.736cm">
          <draw:text-box>
            <text:p>init_model</text:p>
          </draw:text-box>
        </draw:frame>
        <draw:frame draw:style-name="gr6" xml:id="id9" draw:id="id9" draw:layer="layout" svg:width="1.696cm" svg:height="0.964cm" svg:x="41.896cm" svg:y="9.7cm">
          <draw:text-box>
            <text:p>loop</text:p>
          </draw:text-box>
        </draw:frame>
        <draw:connector draw:style-name="gr7" draw:text-style-name="P1" draw:layer="layout" draw:type="line" svg:x1="37.792cm" svg:y1="5.564cm" svg:x2="37.792cm" svg:y2="6.236cm" draw:start-shape="id1" draw:start-glue-point="2" draw:end-shape="id2" svg:d="M37792 5564v672">
          <text:p/>
        </draw:connector>
        <draw:connector draw:style-name="gr7" draw:text-style-name="P1" draw:layer="layout" draw:type="line" svg:x1="37.792cm" svg:y1="7.2cm" svg:x2="37.792cm" svg:y2="7.9cm" draw:start-shape="id2" draw:start-glue-point="2" draw:end-shape="id3" draw:end-glue-point="0" svg:d="M37792 7200v700">
          <text:p/>
        </draw:connector>
        <draw:connector draw:style-name="gr7" draw:text-style-name="P1" draw:layer="layout" draw:type="line" svg:x1="37.792cm" svg:y1="8.864cm" svg:x2="37.792cm" svg:y2="9.4cm" draw:start-shape="id3" draw:start-glue-point="2" draw:end-shape="id4" svg:d="M37792 8864v536">
          <text:p/>
        </draw:connector>
        <draw:connector draw:style-name="gr7" draw:text-style-name="P1" draw:layer="layout" draw:type="line" svg:x1="34.326cm" svg:y1="10.664cm" svg:x2="25.85cm" svg:y2="13.8cm" draw:start-shape="id5" draw:start-glue-point="2" draw:end-shape="id6" draw:end-glue-point="0" svg:d="M34326 10664l-8476 3136">
          <text:p/>
        </draw:connector>
        <draw:connector draw:style-name="gr7" draw:text-style-name="P1" draw:layer="layout" draw:type="line" svg:x1="38.899cm" svg:y1="10.7cm" svg:x2="38.55cm" svg:y2="21.8cm" draw:start-shape="id7" draw:start-glue-point="2" draw:end-shape="id8" draw:end-glue-point="0" svg:d="M38899 10700l-349 11100">
          <text:p/>
        </draw:connector>
        <draw:connector draw:style-name="gr7" draw:text-style-name="P1" draw:layer="layout" draw:type="line" svg:x1="42.744cm" svg:y1="10.664cm" svg:x2="59.5cm" svg:y2="13.9cm" draw:start-shape="id9" draw:start-glue-point="2" draw:end-shape="id10" draw:end-glue-point="0" svg:d="M42744 10664l16756 3236">
          <text:p/>
        </draw:connector>
        <draw:frame draw:style-name="gr6" xml:id="id12" draw:id="id12" draw:layer="layout" svg:width="7.792cm" svg:height="0.964cm" svg:x="15.6cm" svg:y="17.136cm">
          <draw:text-box>
            <text:p>argparse.ArgumentParser</text:p>
          </draw:text-box>
        </draw:frame>
        <draw:frame draw:style-name="gr6" draw:layer="layout" svg:width="6.522cm" svg:height="0.964cm" svg:x="23.178cm" svg:y="15.336cm">
          <draw:text-box>
            <text:p>parser.add_argument</text:p>
          </draw:text-box>
        </draw:frame>
        <draw:frame draw:style-name="gr6" xml:id="id11" draw:id="id11" draw:layer="layout" svg:width="2.297cm" svg:height="0.964cm" svg:x="18.303cm" svg:y="15.3cm">
          <draw:text-box>
            <text:p>parser</text:p>
          </draw:text-box>
        </draw:frame>
        <draw:frame draw:style-name="gr6" xml:id="id14" draw:id="id14" draw:layer="layout" svg:width="6.031cm" svg:height="0.964cm" svg:x="29.6cm" svg:y="17.236cm">
          <draw:text-box>
            <text:p>parser.parse_args()</text:p>
          </draw:text-box>
        </draw:frame>
        <draw:frame draw:style-name="gr6" xml:id="id13" draw:id="id13" draw:layer="layout" svg:width="2.898cm" svg:height="0.964cm" svg:x="31.102cm" svg:y="15.2cm">
          <draw:text-box>
            <text:p>self.args</text:p>
          </draw:text-box>
        </draw:frame>
        <draw:connector draw:style-name="gr7" draw:text-style-name="P1" draw:layer="layout" draw:type="line" svg:x1="19.451cm" svg:y1="16.264cm" svg:x2="19.496cm" svg:y2="17.136cm" draw:start-shape="id11" draw:start-glue-point="2" draw:end-shape="id12" svg:d="M19451 16264l45 872">
          <text:p/>
        </draw:connector>
        <draw:connector draw:style-name="gr7" draw:text-style-name="P1" draw:layer="layout" draw:type="line" svg:x1="32.551cm" svg:y1="16.164cm" svg:x2="32.615cm" svg:y2="17.236cm" draw:start-shape="id13" draw:start-glue-point="2" draw:end-shape="id14" svg:d="M32551 16164l64 1072">
          <text:p/>
        </draw:connector>
        <draw:frame draw:style-name="gr6" xml:id="id15" draw:id="id15" draw:layer="layout" svg:width="12.115cm" svg:height="0.964cm" svg:x="12.885cm" svg:y="19.836cm">
          <draw:text-box>
            <text:p>dist\typeshed-fallback\stdlib\argparse.pyi</text:p>
          </draw:text-box>
        </draw:frame>
        <draw:connector draw:style-name="gr7" draw:text-style-name="P1" draw:layer="layout" draw:type="line" svg:x1="19.496cm" svg:y1="18.1cm" svg:x2="18.942cm" svg:y2="19.836cm" draw:start-shape="id12" draw:start-glue-point="2" draw:end-shape="id15" svg:d="M19496 18100l-554 1736">
          <text:p/>
        </draw:connector>
        <draw:frame draw:style-name="gr6" draw:layer="layout" svg:width="2.331cm" svg:height="0.964cm" svg:x="33.2cm" svg:y="22.236cm">
          <draw:text-box>
            <text:p>device</text:p>
          </draw:text-box>
        </draw:frame>
        <draw:frame draw:style-name="gr6" draw:layer="layout" svg:width="3.034cm" svg:height="0.964cm" svg:x="36.3cm" svg:y="22.236cm">
          <draw:text-box>
            <text:p>precision</text:p>
          </draw:text-box>
        </draw:frame>
        <draw:frame draw:style-name="gr6" xml:id="id20" draw:id="id20" draw:layer="layout" svg:width="2.225cm" svg:height="0.964cm" svg:x="41.375cm" svg:y="22.236cm">
          <draw:text-box>
            <text:p>model</text:p>
          </draw:text-box>
        </draw:frame>
        <draw:frame draw:style-name="gr6" xml:id="id16" draw:id="id16" draw:layer="layout" svg:width="1.62cm" svg:height="0.964cm" svg:x="44.5cm" svg:y="15.168cm">
          <draw:text-box>
            <text:p>w, h</text:p>
          </draw:text-box>
        </draw:frame>
        <draw:frame draw:style-name="gr6" xml:id="id17" draw:id="id17" draw:layer="layout" svg:width="4.655cm" svg:height="0.964cm" svg:x="43.045cm" svg:y="17.036cm">
          <draw:text-box>
            <text:p>args.resolution</text:p>
          </draw:text-box>
        </draw:frame>
        <draw:connector draw:style-name="gr7" draw:text-style-name="P1" draw:layer="layout" draw:type="line" svg:x1="45.31cm" svg:y1="16.132cm" svg:x2="45.372cm" svg:y2="17.036cm" draw:start-shape="id16" draw:start-glue-point="2" draw:end-shape="id17" draw:end-glue-point="0" svg:d="M45310 16132l62 904">
          <text:p/>
        </draw:connector>
        <draw:frame draw:style-name="gr6" xml:id="id18" draw:id="id18" draw:layer="layout" svg:width="1.349cm" svg:height="0.964cm" svg:x="48.951cm" svg:y="15.168cm">
          <draw:text-box>
            <text:p>src</text:p>
          </draw:text-box>
        </draw:frame>
        <draw:frame draw:style-name="gr6" xml:id="id19" draw:id="id19" draw:layer="layout" svg:width="3.707cm" svg:height="0.964cm" svg:x="48.3cm" svg:y="17.136cm">
          <draw:text-box>
            <text:p>torch.randn</text:p>
          </draw:text-box>
        </draw:frame>
        <draw:frame draw:style-name="gr6" draw:layer="layout" svg:width="4.409cm" svg:height="0.964cm" svg:x="51.5cm" svg:y="15.168cm">
          <draw:text-box>
            <text:p>torch.no_grad</text:p>
          </draw:text-box>
        </draw:frame>
        <draw:frame draw:style-name="gr6" draw:layer="layout" svg:width="5.781cm" svg:height="0.964cm" svg:x="57.3cm" svg:y="15.168cm">
          <draw:text-box>
            <text:p>tqdm(range(1000))</text:p>
          </draw:text-box>
        </draw:frame>
        <draw:frame draw:style-name="gr6" draw:layer="layout" svg:width="3.389cm" svg:height="0.964cm" svg:x="64.011cm" svg:y="15.168cm">
          <draw:text-box>
            <text:p>self.model</text:p>
          </draw:text-box>
        </draw:frame>
        <draw:frame draw:style-name="gr6" draw:layer="layout" svg:width="7.432cm" svg:height="0.964cm" svg:x="68.268cm" svg:y="15.168cm">
          <draw:text-box>
            <text:p>torch.cuda.synchronize()</text:p>
          </draw:text-box>
        </draw:frame>
        <draw:connector draw:style-name="gr7" draw:text-style-name="P1" draw:layer="layout" draw:type="line" svg:x1="49.625cm" svg:y1="16.132cm" svg:x2="50.153cm" svg:y2="17.136cm" draw:start-shape="id18" draw:start-glue-point="2" draw:end-shape="id19" svg:d="M49625 16132l528 1004">
          <text:p/>
        </draw:connector>
        <draw:frame draw:style-name="gr6" xml:id="id21" draw:id="id21" draw:layer="layout" svg:width="4.892cm" svg:height="0.964cm" svg:x="40.108cm" svg:y="25.536cm">
          <draw:text-box>
            <text:p>MattingNetwork</text:p>
          </draw:text-box>
        </draw:frame>
        <draw:connector draw:style-name="gr7" draw:text-style-name="P1" draw:layer="layout" draw:type="line" svg:x1="42.487cm" svg:y1="23.2cm" svg:x2="42.554cm" svg:y2="25.536cm" draw:start-shape="id20" draw:start-glue-point="2" draw:end-shape="id21" draw:end-glue-point="0" svg:d="M42487 23200l67 2336">
          <text:p/>
        </draw:connector>
        <draw:frame draw:style-name="gr6" xml:id="id22" draw:id="id22" draw:layer="layout" svg:width="4.964cm" svg:height="0.964cm" svg:x="40.136cm" svg:y="27.736cm">
          <draw:text-box>
            <text:p>model\model.py</text:p>
          </draw:text-box>
        </draw:frame>
        <draw:connector draw:style-name="gr7" draw:text-style-name="P1" draw:layer="layout" draw:type="line" svg:x1="42.554cm" svg:y1="26.5cm" svg:x2="42.618cm" svg:y2="27.736cm" draw:start-shape="id21" draw:start-glue-point="2" draw:end-shape="id22" draw:end-glue-point="0" svg:d="M42554 26500l64 1236">
          <text:p/>
        </draw:connector>
        <draw:frame draw:style-name="gr6" xml:id="id23" draw:id="id23" draw:layer="layout" svg:width="6.513cm" svg:height="0.964cm" svg:x="39cm" svg:y="29.7cm">
          <draw:text-box>
            <text:p>class MattingNetwork</text:p>
          </draw:text-box>
        </draw:frame>
        <draw:connector draw:style-name="gr7" draw:text-style-name="P1" draw:layer="layout" draw:type="line" svg:x1="42.618cm" svg:y1="28.7cm" svg:x2="42.256cm" svg:y2="29.7cm" draw:start-shape="id22" draw:start-glue-point="2" draw:end-shape="id23" svg:d="M42618 28700l-362 1000">
          <text:p/>
        </draw:connector>
        <draw:frame draw:style-name="gr6" xml:id="id24" draw:id="id24" draw:layer="layout" svg:width="2.716cm" svg:height="0.964cm" svg:x="40.984cm" svg:y="31.8cm">
          <draw:text-box>
            <text:p>__init__</text:p>
          </draw:text-box>
        </draw:frame>
        <draw:connector draw:style-name="gr7" draw:text-style-name="P1" draw:layer="layout" draw:type="line" svg:x1="42.256cm" svg:y1="30.664cm" svg:x2="42.342cm" svg:y2="31.8cm" draw:start-shape="id23" draw:start-glue-point="2" draw:end-shape="id24" draw:end-glue-point="0" svg:d="M42256 30664l86 1136">
          <text:p/>
        </draw:connector>
        <draw:frame draw:style-name="gr6" xml:id="id26" draw:id="id26" draw:layer="layout" svg:width="5.324cm" svg:height="0.964cm" svg:x="25.276cm" svg:y="35.036cm">
          <draw:text-box>
            <text:p>super().__init__()</text:p>
          </draw:text-box>
        </draw:frame>
        <draw:connector draw:style-name="gr7" draw:text-style-name="P1" draw:layer="layout" draw:type="line" svg:x1="42.342cm" svg:y1="32.764cm" svg:x2="42.05cm" svg:y2="34.2cm" draw:start-shape="id24" draw:start-glue-point="2" draw:end-shape="id25" svg:d="M42342 32764l-292 1436">
          <text:p/>
        </draw:connector>
        <draw:frame draw:style-name="gr6" xml:id="id27" draw:id="id27" draw:layer="layout" svg:width="3.457cm" svg:height="0.964cm" svg:x="24.5cm" svg:y="41.136cm">
          <draw:text-box>
            <text:p>nn.Module</text:p>
          </draw:text-box>
        </draw:frame>
        <draw:connector draw:style-name="gr7" draw:text-style-name="P1" draw:layer="layout" draw:type="line" svg:x1="27.938cm" svg:y1="36cm" svg:x2="26.228cm" svg:y2="41.136cm" draw:start-shape="id26" draw:start-glue-point="2" draw:end-shape="id27" draw:end-glue-point="0" svg:d="M27938 36000l-1710 5136">
          <text:p/>
        </draw:connector>
        <draw:frame draw:style-name="gr6" xml:id="id28" draw:id="id28" draw:layer="layout" svg:width="6.179cm" svg:height="0.964cm" svg:x="22.1cm" svg:y="43.7cm">
          <draw:text-box>
            <text:p>from torch import nn</text:p>
          </draw:text-box>
        </draw:frame>
        <draw:connector draw:style-name="gr7" draw:text-style-name="P1" draw:layer="layout" draw:type="line" svg:x1="26.228cm" svg:y1="42.1cm" svg:x2="25.189cm" svg:y2="43.7cm" draw:start-shape="id27" draw:start-glue-point="2" draw:end-shape="id28" draw:end-glue-point="0" svg:d="M26228 42100l-1039 1600">
          <text:p/>
        </draw:connector>
        <draw:frame draw:style-name="gr6" xml:id="id29" draw:id="id29" draw:layer="layout" svg:width="4.854cm" svg:height="0.964cm" svg:x="22.746cm" svg:y="47.836cm">
          <draw:text-box>
            <text:p>Neural Network</text:p>
          </draw:text-box>
        </draw:frame>
        <draw:connector draw:style-name="gr7" draw:text-style-name="P1" draw:layer="layout" draw:type="line" svg:x1="25.189cm" svg:y1="44.664cm" svg:x2="25.173cm" svg:y2="47.836cm" draw:start-shape="id28" draw:start-glue-point="2" draw:end-shape="id29" draw:end-glue-point="0" svg:d="M25189 44664l-16 3172">
          <text:p/>
        </draw:connector>
        <draw:frame draw:style-name="gr8" draw:layer="layout" svg:width="3.042cm" svg:height="1.073cm" svg:x="23.5cm" svg:y="48.8cm">
          <draw:text-box>
            <text:p>神经网络</text:p>
          </draw:text-box>
        </draw:frame>
        <draw:frame draw:style-name="gr6" draw:layer="layout" svg:width="16.546cm" svg:height="0.964cm" svg:x="19.9cm" svg:y="46.6cm">
          <draw:text-box>
            <text:p>https://blog.csdn.net/jiangyangll/article/details/120794247</text:p>
          </draw:text-box>
        </draw:frame>
        <draw:frame draw:style-name="gr6" xml:id="id30" draw:id="id30" draw:layer="layout" svg:width="4.409cm" svg:height="0.964cm" svg:x="36.791cm" svg:y="35.536cm">
          <draw:text-box>
            <text:p>self.backbone</text:p>
          </draw:text-box>
        </draw:frame>
        <draw:connector draw:style-name="gr9" draw:text-style-name="P1" draw:layer="layout" draw:type="line" svg:x1="38.995cm" svg:y1="36.5cm" svg:x2="38.449cm" svg:y2="44.3cm" draw:start-shape="id30" draw:start-glue-point="2" draw:end-shape="id31" draw:end-glue-point="0" svg:d="M38995 36500l-546 7800">
          <text:p/>
        </draw:connector>
        <draw:connector draw:style-name="gr7" draw:text-style-name="P1" draw:layer="layout" draw:type="line" svg:x1="38.995cm" svg:y1="36.5cm" svg:x2="45.837cm" svg:y2="44.4cm" draw:start-shape="id30" draw:start-glue-point="2" draw:end-shape="id32" draw:end-glue-point="0" svg:d="M38995 36500l6842 7900">
          <text:p/>
        </draw:connector>
        <draw:frame draw:style-name="gr6" xml:id="id31" draw:id="id31" draw:layer="layout" svg:width="8.101cm" svg:height="0.964cm" svg:x="34.399cm" svg:y="44.3cm">
          <draw:text-box>
            <text:p>MobileNetV3LargeEncoder</text:p>
          </draw:text-box>
        </draw:frame>
        <draw:frame draw:style-name="gr6" xml:id="id32" draw:id="id32" draw:layer="layout" svg:width="5.675cm" svg:height="0.964cm" svg:x="43cm" svg:y="44.4cm">
          <draw:text-box>
            <text:p>ResNet50Encoder</text:p>
          </draw:text-box>
        </draw:frame>
        <draw:connector draw:style-name="gr7" draw:text-style-name="P1" draw:layer="layout" draw:type="line" svg:x1="38.449cm" svg:y1="45.264cm" svg:x2="32.984cm" svg:y2="52.7cm" draw:start-shape="id31" draw:start-glue-point="2" draw:end-shape="id33" draw:end-glue-point="0" svg:d="M38449 45264l-5465 7436">
          <text:p/>
        </draw:connector>
        <draw:connector draw:style-name="gr7" draw:text-style-name="P1" draw:layer="layout" draw:type="line" svg:x1="45.837cm" svg:y1="45.364cm" svg:x2="46.808cm" svg:y2="52.761cm" draw:start-shape="id32" draw:start-glue-point="2" svg:d="M45837 45364l971 7397">
          <text:p/>
        </draw:connector>
        <draw:frame draw:style-name="gr6" xml:id="id34" draw:id="id34" draw:layer="layout" svg:width="3.461cm" svg:height="0.964cm" svg:x="54.739cm" svg:y="35.536cm">
          <draw:text-box>
            <text:p>self.refiner</text:p>
          </draw:text-box>
        </draw:frame>
        <draw:frame draw:style-name="gr6" xml:id="id35" draw:id="id35" draw:layer="layout" svg:width="7.504cm" svg:height="0.964cm" svg:x="50.7cm" svg:y="43.636cm">
          <draw:text-box>
            <text:p>DeepGuidedFilterRefiner</text:p>
          </draw:text-box>
        </draw:frame>
        <draw:frame draw:style-name="gr6" xml:id="id36" draw:id="id36" draw:layer="layout" svg:width="7.229cm" svg:height="0.964cm" svg:x="60.9cm" svg:y="43.736cm">
          <draw:text-box>
            <text:p>FastGuidedFilterRefiner</text:p>
          </draw:text-box>
        </draw:frame>
        <draw:connector draw:style-name="gr9" draw:text-style-name="P1" draw:layer="layout" draw:type="line" svg:x1="56.469cm" svg:y1="36.5cm" svg:x2="54.452cm" svg:y2="43.636cm" draw:start-shape="id34" draw:start-glue-point="2" draw:end-shape="id35" svg:d="M56469 36500l-2017 7136">
          <text:p/>
        </draw:connector>
        <draw:connector draw:style-name="gr7" draw:text-style-name="P1" draw:layer="layout" draw:type="line" svg:x1="56.469cm" svg:y1="36.5cm" svg:x2="64.514cm" svg:y2="43.736cm" draw:start-shape="id34" draw:start-glue-point="2" draw:end-shape="id36" draw:end-glue-point="0" svg:d="M56469 36500l8045 7236">
          <text:p/>
        </draw:connector>
        <draw:connector draw:style-name="gr7" draw:text-style-name="P1" draw:layer="layout" draw:type="line" svg:x1="54.452cm" svg:y1="44.6cm" svg:x2="54.239cm" svg:y2="53.033cm" draw:start-shape="id35" draw:start-glue-point="2" svg:d="M54452 44600l-213 8433">
          <text:p/>
        </draw:connector>
        <draw:connector draw:style-name="gr7" draw:text-style-name="P1" draw:layer="layout" draw:type="line" svg:x1="64.514cm" svg:y1="44.7cm" svg:x2="64.628cm" svg:y2="53.578cm" draw:start-shape="id36" draw:start-glue-point="2" svg:d="M64514 44700l114 8878">
          <text:p/>
        </draw:connector>
        <draw:frame draw:style-name="gr6" draw:layer="layout" svg:width="6.653cm" svg:height="0.964cm" svg:x="30.347cm" svg:y="50.536cm">
          <draw:text-box>
            <text:p>model\mobilenetv3.py</text:p>
          </draw:text-box>
        </draw:frame>
        <draw:frame draw:style-name="gr6" xml:id="id33" draw:id="id33" draw:layer="layout" svg:width="13.769cm" svg:height="0.964cm" svg:x="26.1cm" svg:y="52.7cm">
          <draw:text-box>
            <text:p>class MobileNetV3LargeEncoder(MobileNetV3)</text:p>
          </draw:text-box>
        </draw:frame>
        <draw:frame draw:style-name="gr6" xml:id="id37" draw:id="id37" draw:layer="layout" svg:width="4.9cm" svg:height="0.964cm" svg:x="27.9cm" svg:y="55.9cm">
          <draw:text-box>
            <text:p>super().__init__</text:p>
          </draw:text-box>
        </draw:frame>
        <draw:connector draw:style-name="gr7" draw:text-style-name="P1" draw:layer="layout" draw:type="line" svg:x1="32.984cm" svg:y1="53.664cm" svg:x2="30.35cm" svg:y2="55.9cm" draw:start-shape="id33" draw:start-glue-point="2" draw:end-shape="id37" draw:end-glue-point="0" svg:d="M32984 53664l-2634 2236">
          <text:p/>
        </draw:connector>
        <draw:frame draw:style-name="gr6" xml:id="id38" draw:id="id38" draw:layer="layout" svg:width="16.525cm" svg:height="0.964cm" svg:x="19.875cm" svg:y="61cm">
          <draw:text-box>
            <text:p>from torchvision.models.mobilenetv3 import MobileNetV3</text:p>
          </draw:text-box>
        </draw:frame>
        <draw:connector draw:style-name="gr7" draw:text-style-name="P1" draw:layer="layout" draw:type="line" svg:x1="30.35cm" svg:y1="56.864cm" svg:x2="28.137cm" svg:y2="61cm" draw:start-shape="id37" draw:start-glue-point="2" draw:end-shape="id38" svg:d="M30350 56864l-2213 4136">
          <text:p/>
        </draw:connector>
        <draw:frame draw:style-name="gr6" xml:id="id39" draw:id="id39" draw:layer="layout" svg:width="7.538cm" svg:height="0.964cm" svg:x="24.1cm" svg:y="63.936cm">
          <draw:text-box>
            <text:p>inverted_residual_setting</text:p>
          </draw:text-box>
        </draw:frame>
        <draw:connector draw:style-name="gr7" draw:text-style-name="P1" draw:layer="layout" draw:type="line" svg:x1="28.137cm" svg:y1="61.964cm" svg:x2="27.869cm" svg:y2="63.936cm" draw:start-shape="id38" draw:start-glue-point="2" draw:end-shape="id39" draw:end-glue-point="0" svg:d="M28137 61964l-268 1972">
          <text:p/>
        </draw:connector>
        <draw:frame draw:style-name="gr6" xml:id="id40" draw:id="id40" draw:layer="layout" svg:width="7.081cm" svg:height="0.964cm" svg:x="24.1cm" svg:y="66.1cm">
          <draw:text-box>
            <text:p>InvertedResidualConfig</text:p>
          </draw:text-box>
        </draw:frame>
        <draw:connector draw:style-name="gr7" draw:text-style-name="P1" draw:layer="layout" draw:type="line" svg:x1="27.869cm" svg:y1="64.9cm" svg:x2="27.64cm" svg:y2="66.1cm" draw:start-shape="id39" draw:start-glue-point="2" draw:end-shape="id40" draw:end-glue-point="0" svg:d="M27869 64900l-229 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23T14:53:34.64</meta:creation-date>
    <dc:date>2022-02-02T05:04:21.94</dc:date>
    <meta:editing-duration>P2DT7H29M31S</meta:editing-duration>
    <meta:editing-cycles>25</meta:editing-cycles>
    <meta:generator>OpenOffice/4.1.5$Win32 OpenOffice.org_project/415m1$Build-9789</meta:generator>
    <meta:document-statistic meta:object-count="87"/>
  </office:meta>
</office:document-meta>
</file>